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498">
            <text:p>UWGA-1498</text:p>
          </table:table-cell>
          <table:table-cell office:value-type="float" office:value="-35.1203">
            <text:p>-35.1203</text:p>
          </table:table-cell>
          <table:table-cell office:value-type="float" office:value="150.6438">
            <text:p>150.6438</text:p>
          </table:table-cell>
          <table:table-cell office:value-type="float" office:value="6760.0">
            <text:p>6760.0</text:p>
          </table:table-cell>
          <table:table-cell office:value-type="float" office:value="330.0">
            <text:p>33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47">
            <text:p>-6.4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496">
            <text:p>UWGA-1496</text:p>
          </table:table-cell>
          <table:table-cell office:value-type="float" office:value="-35.1203">
            <text:p>-35.1203</text:p>
          </table:table-cell>
          <table:table-cell office:value-type="float" office:value="150.6438">
            <text:p>150.6438</text:p>
          </table:table-cell>
          <table:table-cell office:value-type="float" office:value="6300.0">
            <text:p>6300.0</text:p>
          </table:table-cell>
          <table:table-cell office:value-type="float" office:value="280.0">
            <text:p>28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16">
            <text:p>-6.1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495">
            <text:p>UWGA-1495</text:p>
          </table:table-cell>
          <table:table-cell office:value-type="float" office:value="-35.1203">
            <text:p>-35.1203</text:p>
          </table:table-cell>
          <table:table-cell office:value-type="float" office:value="150.6438">
            <text:p>150.6438</text:p>
          </table:table-cell>
          <table:table-cell office:value-type="float" office:value="6080.0">
            <text:p>6080.0</text:p>
          </table:table-cell>
          <table:table-cell office:value-type="float" office:value="280.0">
            <text:p>28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21">
            <text:p>-5.2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890">
            <text:p>UWGA-890</text:p>
          </table:table-cell>
          <table:table-cell office:value-type="float" office:value="-35.3579">
            <text:p>-35.3579</text:p>
          </table:table-cell>
          <table:table-cell office:value-type="float" office:value="150.4389">
            <text:p>150.4389</text:p>
          </table:table-cell>
          <table:table-cell office:value-type="float" office:value="4570.0">
            <text:p>4570.0</text:p>
          </table:table-cell>
          <table:table-cell office:value-type="float" office:value="200.0">
            <text:p>20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08">
            <text:p>-0.08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ANU-1119">
            <text:p>ANU-1119</text:p>
          </table:table-cell>
          <table:table-cell office:value-type="float" office:value="-35.91">
            <text:p>-35.91</text:p>
          </table:table-cell>
          <table:table-cell office:value-type="float" office:value="150.15">
            <text:p>150.15</text:p>
          </table:table-cell>
          <table:table-cell office:value-type="float" office:value="7500.0">
            <text:p>7500.0</text:p>
          </table:table-cell>
          <table:table-cell office:value-type="float" office:value="100.0">
            <text:p>100.0</text:p>
          </table:table-cell>
          <table:table-cell office:value-type="string" office:value="Oceanic Shell">
            <text:p>Oceanic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1.4">
            <text:p>-1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ThomChappell1975,SlossEtal2007,LewisEtal2013">
            <text:p>ThomChappell197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OZG-226">
            <text:p>OZG-226</text:p>
          </table:table-cell>
          <table:table-cell office:value-type="float" office:value="-35.0957">
            <text:p>-35.0957</text:p>
          </table:table-cell>
          <table:table-cell office:value-type="float" office:value="150.6484">
            <text:p>150.6484</text:p>
          </table:table-cell>
          <table:table-cell office:value-type="float" office:value="7160.0">
            <text:p>7160.0</text:p>
          </table:table-cell>
          <table:table-cell office:value-type="float" office:value="50.0">
            <text:p>5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4.32">
            <text:p>-4.3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04,SlossEtal2006,SlossEtal2007,LewisEtal2013">
            <text:p>SlossEtal2004,SlossEtal2006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OZG-227">
            <text:p>OZG-227</text:p>
          </table:table-cell>
          <table:table-cell office:value-type="float" office:value="-35.4205">
            <text:p>-35.4205</text:p>
          </table:table-cell>
          <table:table-cell office:value-type="float" office:value="150.4128">
            <text:p>150.4128</text:p>
          </table:table-cell>
          <table:table-cell office:value-type="float" office:value="4370.0">
            <text:p>4370.0</text:p>
          </table:table-cell>
          <table:table-cell office:value-type="float" office:value="220.0">
            <text:p>22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0.42">
            <text:p>-0.4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4,SlossEtal2007,LewisEtal2013">
            <text:p>SlossEtal2004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OZG-229">
            <text:p>OZG-229</text:p>
          </table:table-cell>
          <table:table-cell office:value-type="float" office:value="-35.3579">
            <text:p>-35.3579</text:p>
          </table:table-cell>
          <table:table-cell office:value-type="float" office:value="150.4389">
            <text:p>150.4389</text:p>
          </table:table-cell>
          <table:table-cell office:value-type="float" office:value="540.0">
            <text:p>540.0</text:p>
          </table:table-cell>
          <table:table-cell office:value-type="float" office:value="40.0">
            <text:p>4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0.81">
            <text:p>-0.8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4,SlossEtal2007,LewisEtal2013">
            <text:p>SlossEtal2004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OZG-288">
            <text:p>OZG-288</text:p>
          </table:table-cell>
          <table:table-cell office:value-type="float" office:value="-35.44">
            <text:p>-35.44</text:p>
          </table:table-cell>
          <table:table-cell office:value-type="float" office:value="150.4">
            <text:p>150.4</text:p>
          </table:table-cell>
          <table:table-cell office:value-type="float" office:value="6710.0">
            <text:p>6710.0</text:p>
          </table:table-cell>
          <table:table-cell office:value-type="float" office:value="50.0">
            <text:p>5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1.56">
            <text:p>-1.56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07,LewisEtal2013">
            <text:p>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428">
            <text:p>UWGA-1428</text:p>
          </table:table-cell>
          <table:table-cell office:value-type="float" office:value="-35.1777">
            <text:p>-35.1777</text:p>
          </table:table-cell>
          <table:table-cell office:value-type="float" office:value="150.564">
            <text:p>150.564</text:p>
          </table:table-cell>
          <table:table-cell office:value-type="float" office:value="7700.0">
            <text:p>7700.0</text:p>
          </table:table-cell>
          <table:table-cell office:value-type="float" office:value="340.0">
            <text:p>34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48">
            <text:p>-3.4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19,SlossEtal2007,LewisEtal2013">
            <text:p>SlossEtal2019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426">
            <text:p>UWGA-1426</text:p>
          </table:table-cell>
          <table:table-cell office:value-type="float" office:value="-35.1777">
            <text:p>-35.1777</text:p>
          </table:table-cell>
          <table:table-cell office:value-type="float" office:value="150.564">
            <text:p>150.564</text:p>
          </table:table-cell>
          <table:table-cell office:value-type="float" office:value="8180.0">
            <text:p>8180.0</text:p>
          </table:table-cell>
          <table:table-cell office:value-type="float" office:value="360.0">
            <text:p>36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91">
            <text:p>-2.91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19,SlossEtal2007,LewisEtal2013">
            <text:p>SlossEtal2019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425">
            <text:p>UWGA-1425</text:p>
          </table:table-cell>
          <table:table-cell office:value-type="float" office:value="-35.1441">
            <text:p>-35.1441</text:p>
          </table:table-cell>
          <table:table-cell office:value-type="float" office:value="150.6111">
            <text:p>150.6111</text:p>
          </table:table-cell>
          <table:table-cell office:value-type="float" office:value="6980.0">
            <text:p>6980.0</text:p>
          </table:table-cell>
          <table:table-cell office:value-type="float" office:value="340.0">
            <text:p>34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4">
            <text:p>-2.0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077">
            <text:p>UWGA-1077</text:p>
          </table:table-cell>
          <table:table-cell office:value-type="float" office:value="-35.1002">
            <text:p>-35.1002</text:p>
          </table:table-cell>
          <table:table-cell office:value-type="float" office:value="150.6456">
            <text:p>150.6456</text:p>
          </table:table-cell>
          <table:table-cell office:value-type="float" office:value="6060.0">
            <text:p>6060.0</text:p>
          </table:table-cell>
          <table:table-cell office:value-type="float" office:value="270.0">
            <text:p>27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71">
            <text:p>-2.7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499">
            <text:p>UWGA-1499</text:p>
          </table:table-cell>
          <table:table-cell office:value-type="float" office:value="-35.1474">
            <text:p>-35.1474</text:p>
          </table:table-cell>
          <table:table-cell office:value-type="float" office:value="150.6122">
            <text:p>150.6122</text:p>
          </table:table-cell>
          <table:table-cell office:value-type="float" office:value="5020.0">
            <text:p>5020.0</text:p>
          </table:table-cell>
          <table:table-cell office:value-type="float" office:value="240.0">
            <text:p>24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52">
            <text:p>-1.5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507">
            <text:p>UWGA-1507</text:p>
          </table:table-cell>
          <table:table-cell office:value-type="float" office:value="-35.1746">
            <text:p>-35.1746</text:p>
          </table:table-cell>
          <table:table-cell office:value-type="float" office:value="150.5625">
            <text:p>150.5625</text:p>
          </table:table-cell>
          <table:table-cell office:value-type="float" office:value="5710.0">
            <text:p>5710.0</text:p>
          </table:table-cell>
          <table:table-cell office:value-type="float" office:value="260.0">
            <text:p>26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67">
            <text:p>-1.6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19,SlossEtal2007,LewisEtal2013">
            <text:p>SlossEtal2019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509">
            <text:p>UWGA-1509</text:p>
          </table:table-cell>
          <table:table-cell office:value-type="float" office:value="-35.1432">
            <text:p>-35.1432</text:p>
          </table:table-cell>
          <table:table-cell office:value-type="float" office:value="150.6133">
            <text:p>150.6133</text:p>
          </table:table-cell>
          <table:table-cell office:value-type="float" office:value="7120.0">
            <text:p>7120.0</text:p>
          </table:table-cell>
          <table:table-cell office:value-type="float" office:value="350.0">
            <text:p>35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7">
            <text:p>-4.0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545">
            <text:p>UWGA-1545</text:p>
          </table:table-cell>
          <table:table-cell office:value-type="float" office:value="-35.1114">
            <text:p>-35.1114</text:p>
          </table:table-cell>
          <table:table-cell office:value-type="float" office:value="150.6427">
            <text:p>150.6427</text:p>
          </table:table-cell>
          <table:table-cell office:value-type="float" office:value="6160.0">
            <text:p>6160.0</text:p>
          </table:table-cell>
          <table:table-cell office:value-type="float" office:value="280.0">
            <text:p>28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34">
            <text:p>-3.3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ANU-1124">
            <text:p>ANU-1124</text:p>
          </table:table-cell>
          <table:table-cell office:value-type="float" office:value="-35.12">
            <text:p>-35.12</text:p>
          </table:table-cell>
          <table:table-cell office:value-type="float" office:value="150.61">
            <text:p>150.61</text:p>
          </table:table-cell>
          <table:table-cell office:value-type="float" office:value="8550.0">
            <text:p>8550.0</text:p>
          </table:table-cell>
          <table:table-cell office:value-type="float" office:value="115.0">
            <text:p>115.0</text:p>
          </table:table-cell>
          <table:table-cell office:value-type="string" office:value="Estuarine Shell">
            <text:p>Estuarine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21.5">
            <text:p>-21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ThomChappell1975,SlossEtal2007,LewisEtal2013">
            <text:p>ThomChappell197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ANU-1132">
            <text:p>ANU-1132</text:p>
          </table:table-cell>
          <table:table-cell office:value-type="float" office:value="-35.91">
            <text:p>-35.91</text:p>
          </table:table-cell>
          <table:table-cell office:value-type="float" office:value="150.15">
            <text:p>150.15</text:p>
          </table:table-cell>
          <table:table-cell office:value-type="float" office:value="9250.0">
            <text:p>9250.0</text:p>
          </table:table-cell>
          <table:table-cell office:value-type="float" office:value="110.0">
            <text:p>110.0</text:p>
          </table:table-cell>
          <table:table-cell office:value-type="string" office:value="Organic clay with shells">
            <text:p>Organic clay with shell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37.3">
            <text:p>-37.3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ThomChappell1975,SlossEtal2007,LewisEtal2013">
            <text:p>ThomChappell197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ANU-1133">
            <text:p>ANU-1133</text:p>
          </table:table-cell>
          <table:table-cell office:value-type="float" office:value="-35.91">
            <text:p>-35.91</text:p>
          </table:table-cell>
          <table:table-cell office:value-type="float" office:value="150.15">
            <text:p>150.15</text:p>
          </table:table-cell>
          <table:table-cell office:value-type="float" office:value="8510.0">
            <text:p>8510.0</text:p>
          </table:table-cell>
          <table:table-cell office:value-type="float" office:value="110.0">
            <text:p>110.0</text:p>
          </table:table-cell>
          <table:table-cell office:value-type="string" office:value="Organic clay with shells">
            <text:p>Organic clay with shell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31.2">
            <text:p>-31.2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ThomChappell1975,SlossEtal2007,LewisEtal2013">
            <text:p>ThomChappell197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ANU-1140">
            <text:p>ANU-1140</text:p>
          </table:table-cell>
          <table:table-cell office:value-type="float" office:value="-35.91">
            <text:p>-35.91</text:p>
          </table:table-cell>
          <table:table-cell office:value-type="float" office:value="150.15">
            <text:p>150.15</text:p>
          </table:table-cell>
          <table:table-cell office:value-type="float" office:value="8500.0">
            <text:p>8500.0</text:p>
          </table:table-cell>
          <table:table-cell office:value-type="float" office:value="180.0">
            <text:p>180.0</text:p>
          </table:table-cell>
          <table:table-cell office:value-type="string" office:value="Oceanic Shell">
            <text:p>Oceanic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16.6">
            <text:p>-16.6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homChappell1975,SlossEtal2007,LewisEtal2013">
            <text:p>ThomChappell197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ANU-1141">
            <text:p>ANU-1141</text:p>
          </table:table-cell>
          <table:table-cell office:value-type="float" office:value="-35.91">
            <text:p>-35.91</text:p>
          </table:table-cell>
          <table:table-cell office:value-type="float" office:value="150.15">
            <text:p>150.15</text:p>
          </table:table-cell>
          <table:table-cell office:value-type="float" office:value="9100.0">
            <text:p>9100.0</text:p>
          </table:table-cell>
          <table:table-cell office:value-type="float" office:value="210.0">
            <text:p>210.0</text:p>
          </table:table-cell>
          <table:table-cell office:value-type="string" office:value="Oceanic Shell">
            <text:p>Oceanic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22.2">
            <text:p>-22.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homChappell1975,SlossEtal2007,LewisEtal2013">
            <text:p>ThomChappell197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Wk-11466">
            <text:p>Wk-11466</text:p>
          </table:table-cell>
          <table:table-cell office:value-type="float" office:value="-35.0958">
            <text:p>-35.0958</text:p>
          </table:table-cell>
          <table:table-cell office:value-type="float" office:value="150.6484">
            <text:p>150.6484</text:p>
          </table:table-cell>
          <table:table-cell office:value-type="float" office:value="6040.0">
            <text:p>6040.0</text:p>
          </table:table-cell>
          <table:table-cell office:value-type="float" office:value="280.0">
            <text:p>28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.22">
            <text:p>-2.2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4,SlossEtal2007,LewisEtal2013">
            <text:p>SlossEtal2004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ANU-1117">
            <text:p>ANU-1117</text:p>
          </table:table-cell>
          <table:table-cell office:value-type="float" office:value="-35.91">
            <text:p>-35.91</text:p>
          </table:table-cell>
          <table:table-cell office:value-type="float" office:value="150.15">
            <text:p>150.15</text:p>
          </table:table-cell>
          <table:table-cell office:value-type="float" office:value="6080.0">
            <text:p>6080.0</text:p>
          </table:table-cell>
          <table:table-cell office:value-type="float" office:value="85.0">
            <text:p>85.0</text:p>
          </table:table-cell>
          <table:table-cell office:value-type="string" office:value="Oceanic Shell">
            <text:p>Oceanic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.1">
            <text:p>-2.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ThomChappell1975,SlossEtal2007,LewisEtal2013">
            <text:p>ThomChappell197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Waik-8025">
            <text:p>Waik-8025</text:p>
          </table:table-cell>
          <table:table-cell office:value-type="float" office:value="-35.669">
            <text:p>-35.669</text:p>
          </table:table-cell>
          <table:table-cell office:value-type="float" office:value="150.306">
            <text:p>150.306</text:p>
          </table:table-cell>
          <table:table-cell office:value-type="float" office:value="3235.0">
            <text:p>3235.0</text:p>
          </table:table-cell>
          <table:table-cell office:value-type="float" office:value="50.0">
            <text:p>50.0</text:p>
          </table:table-cell>
          <table:table-cell office:value-type="string" office:value="Galeolaria  open to main ocean swell">
            <text:p>Galeolaria  open to main ocean sw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akerEtal2001,SlossEtal2007,LewisEtal2013">
            <text:p>BakerEtal2001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ANU-1197">
            <text:p>ANU-1197</text:p>
          </table:table-cell>
          <table:table-cell office:value-type="float" office:value="-35.91">
            <text:p>-35.91</text:p>
          </table:table-cell>
          <table:table-cell office:value-type="float" office:value="150.15">
            <text:p>150.15</text:p>
          </table:table-cell>
          <table:table-cell office:value-type="float" office:value="5850.0">
            <text:p>5850.0</text:p>
          </table:table-cell>
          <table:table-cell office:value-type="float" office:value="80.0">
            <text:p>80.0</text:p>
          </table:table-cell>
          <table:table-cell office:value-type="string" office:value="Oceanic Shell">
            <text:p>Oceanic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9.3">
            <text:p>-9.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ThomChappell1975,SlossEtal2007,LewisEtal2013">
            <text:p>ThomChappell197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ANU-1198">
            <text:p>ANU-1198</text:p>
          </table:table-cell>
          <table:table-cell office:value-type="float" office:value="-35.91">
            <text:p>-35.91</text:p>
          </table:table-cell>
          <table:table-cell office:value-type="float" office:value="150.15">
            <text:p>150.15</text:p>
          </table:table-cell>
          <table:table-cell office:value-type="float" office:value="5810.0">
            <text:p>5810.0</text:p>
          </table:table-cell>
          <table:table-cell office:value-type="float" office:value="80.0">
            <text:p>80.0</text:p>
          </table:table-cell>
          <table:table-cell office:value-type="string" office:value="Oceanic Shell">
            <text:p>Oceanic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8.4">
            <text:p>-8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ThomChappell1975,SlossEtal2007,LewisEtal2013">
            <text:p>ThomChappell197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ANU-1200">
            <text:p>ANU-1200</text:p>
          </table:table-cell>
          <table:table-cell office:value-type="float" office:value="-35.91">
            <text:p>-35.91</text:p>
          </table:table-cell>
          <table:table-cell office:value-type="float" office:value="150.15">
            <text:p>150.15</text:p>
          </table:table-cell>
          <table:table-cell office:value-type="float" office:value="6280.0">
            <text:p>6280.0</text:p>
          </table:table-cell>
          <table:table-cell office:value-type="float" office:value="80.0">
            <text:p>80.0</text:p>
          </table:table-cell>
          <table:table-cell office:value-type="string" office:value="Oceanic Shell">
            <text:p>Oceanic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12.4">
            <text:p>-12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ThomChappell1975,SlossEtal2007,LewisEtal2013">
            <text:p>ThomChappell197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078">
            <text:p>UWGA-1078</text:p>
          </table:table-cell>
          <table:table-cell office:value-type="float" office:value="-35.1002">
            <text:p>-35.1002</text:p>
          </table:table-cell>
          <table:table-cell office:value-type="float" office:value="150.6456">
            <text:p>150.6456</text:p>
          </table:table-cell>
          <table:table-cell office:value-type="float" office:value="5780.0">
            <text:p>5780.0</text:p>
          </table:table-cell>
          <table:table-cell office:value-type="float" office:value="260.0">
            <text:p>26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15">
            <text:p>-3.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Waik-8235">
            <text:p>Waik-8235</text:p>
          </table:table-cell>
          <table:table-cell office:value-type="float" office:value="-35.606">
            <text:p>-35.606</text:p>
          </table:table-cell>
          <table:table-cell office:value-type="float" office:value="150.334">
            <text:p>150.334</text:p>
          </table:table-cell>
          <table:table-cell office:value-type="float" office:value="2200.0">
            <text:p>2200.0</text:p>
          </table:table-cell>
          <table:table-cell office:value-type="float" office:value="60.0">
            <text:p>60.0</text:p>
          </table:table-cell>
          <table:table-cell office:value-type="string" office:value="Galeolaria  open to main ocean swell">
            <text:p>Galeolaria  open to main ocean sw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2.7">
            <text:p>2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akerEtal2001,SlossEtal2007,LewisEtal2013">
            <text:p>BakerEtal2001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Waik-8237">
            <text:p>Waik-8237</text:p>
          </table:table-cell>
          <table:table-cell office:value-type="float" office:value="-35.677">
            <text:p>-35.677</text:p>
          </table:table-cell>
          <table:table-cell office:value-type="float" office:value="150.3">
            <text:p>150.3</text:p>
          </table:table-cell>
          <table:table-cell office:value-type="float" office:value="4750.0">
            <text:p>4750.0</text:p>
          </table:table-cell>
          <table:table-cell office:value-type="float" office:value="60.0">
            <text:p>60.0</text:p>
          </table:table-cell>
          <table:table-cell office:value-type="string" office:value="L. australis within barnacle permieter">
            <text:p>L. australis within barnacle permieter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1,HaworthEtal2002,SlossEtal2007,LewisEtal2013">
            <text:p>BakerEtal2001,HaworthEtal2002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Wk-13327">
            <text:p>Wk-13327</text:p>
          </table:table-cell>
          <table:table-cell office:value-type="float" office:value="-35.1052">
            <text:p>-35.1052</text:p>
          </table:table-cell>
          <table:table-cell office:value-type="float" office:value="150.647">
            <text:p>150.647</text:p>
          </table:table-cell>
          <table:table-cell office:value-type="float" office:value="7500.0">
            <text:p>7500.0</text:p>
          </table:table-cell>
          <table:table-cell office:value-type="float" office:value="80.0">
            <text:p>80.0</text:p>
          </table:table-cell>
          <table:table-cell office:value-type="string" office:value="Mangrove">
            <text:p>Mangrove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32">
            <text:p>-6.3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ANU-1118">
            <text:p>ANU-1118</text:p>
          </table:table-cell>
          <table:table-cell office:value-type="float" office:value="-35.91">
            <text:p>-35.91</text:p>
          </table:table-cell>
          <table:table-cell office:value-type="float" office:value="150.15">
            <text:p>150.15</text:p>
          </table:table-cell>
          <table:table-cell office:value-type="float" office:value="5910.0">
            <text:p>5910.0</text:p>
          </table:table-cell>
          <table:table-cell office:value-type="float" office:value="85.0">
            <text:p>85.0</text:p>
          </table:table-cell>
          <table:table-cell office:value-type="string" office:value="Oceanic Shell">
            <text:p>Oceanic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.3">
            <text:p>-2.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ThomChappell1975,SlossEtal2007,LewisEtal2013">
            <text:p>ThomChappell197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082">
            <text:p>UWGA-1082</text:p>
          </table:table-cell>
          <table:table-cell office:value-type="float" office:value="-35.4147">
            <text:p>-35.4147</text:p>
          </table:table-cell>
          <table:table-cell office:value-type="float" office:value="150.4141">
            <text:p>150.4141</text:p>
          </table:table-cell>
          <table:table-cell office:value-type="float" office:value="4980.0">
            <text:p>4980.0</text:p>
          </table:table-cell>
          <table:table-cell office:value-type="float" office:value="220.0">
            <text:p>22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122">
            <text:p>UWGA-1122</text:p>
          </table:table-cell>
          <table:table-cell office:value-type="float" office:value="-35.106">
            <text:p>-35.106</text:p>
          </table:table-cell>
          <table:table-cell office:value-type="float" office:value="150.6487">
            <text:p>150.6487</text:p>
          </table:table-cell>
          <table:table-cell office:value-type="float" office:value="8040.0">
            <text:p>8040.0</text:p>
          </table:table-cell>
          <table:table-cell office:value-type="float" office:value="390.0">
            <text:p>39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084">
            <text:p>UWGA-1084</text:p>
          </table:table-cell>
          <table:table-cell office:value-type="float" office:value="-35.4205">
            <text:p>-35.4205</text:p>
          </table:table-cell>
          <table:table-cell office:value-type="float" office:value="150.4128">
            <text:p>150.4128</text:p>
          </table:table-cell>
          <table:table-cell office:value-type="float" office:value="250.0">
            <text:p>250.0</text:p>
          </table:table-cell>
          <table:table-cell office:value-type="float" office:value="10.0">
            <text:p>1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16">
            <text:p>0.1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165">
            <text:p>UWGA-1165</text:p>
          </table:table-cell>
          <table:table-cell office:value-type="float" office:value="-35.1042">
            <text:p>-35.1042</text:p>
          </table:table-cell>
          <table:table-cell office:value-type="float" office:value="150.6423">
            <text:p>150.6423</text:p>
          </table:table-cell>
          <table:table-cell office:value-type="float" office:value="6380.0">
            <text:p>6380.0</text:p>
          </table:table-cell>
          <table:table-cell office:value-type="float" office:value="290.0">
            <text:p>29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54">
            <text:p>-1.5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166">
            <text:p>UWGA-1166</text:p>
          </table:table-cell>
          <table:table-cell office:value-type="float" office:value="-35.4205">
            <text:p>-35.4205</text:p>
          </table:table-cell>
          <table:table-cell office:value-type="float" office:value="150.4128">
            <text:p>150.4128</text:p>
          </table:table-cell>
          <table:table-cell office:value-type="float" office:value="2840.0">
            <text:p>2840.0</text:p>
          </table:table-cell>
          <table:table-cell office:value-type="float" office:value="130.0">
            <text:p>13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37">
            <text:p>-0.3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083">
            <text:p>UWGA-1083</text:p>
          </table:table-cell>
          <table:table-cell office:value-type="float" office:value="-35.4147">
            <text:p>-35.4147</text:p>
          </table:table-cell>
          <table:table-cell office:value-type="float" office:value="150.4141">
            <text:p>150.4141</text:p>
          </table:table-cell>
          <table:table-cell office:value-type="float" office:value="4240.0">
            <text:p>4240.0</text:p>
          </table:table-cell>
          <table:table-cell office:value-type="float" office:value="190.0">
            <text:p>19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2">
            <text:p>-1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OZH-295">
            <text:p>OZH-295</text:p>
          </table:table-cell>
          <table:table-cell office:value-type="float" office:value="-35.1431">
            <text:p>-35.1431</text:p>
          </table:table-cell>
          <table:table-cell office:value-type="float" office:value="150.6133">
            <text:p>150.6133</text:p>
          </table:table-cell>
          <table:table-cell office:value-type="float" office:value="6110.0">
            <text:p>6110.0</text:p>
          </table:table-cell>
          <table:table-cell office:value-type="float" office:value="180.0">
            <text:p>180.0</text:p>
          </table:table-cell>
          <table:table-cell office:value-type="string" office:value="P.  fumatus">
            <text:p>P.  fumatu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176">
            <text:p>UWGA-1176</text:p>
          </table:table-cell>
          <table:table-cell office:value-type="float" office:value="-35.1069">
            <text:p>-35.1069</text:p>
          </table:table-cell>
          <table:table-cell office:value-type="float" office:value="150.6512">
            <text:p>150.6512</text:p>
          </table:table-cell>
          <table:table-cell office:value-type="float" office:value="6860.0">
            <text:p>6860.0</text:p>
          </table:table-cell>
          <table:table-cell office:value-type="float" office:value="310.0">
            <text:p>31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6">
            <text:p>-5.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177">
            <text:p>UWGA-1177</text:p>
          </table:table-cell>
          <table:table-cell office:value-type="float" office:value="-35.1069">
            <text:p>-35.1069</text:p>
          </table:table-cell>
          <table:table-cell office:value-type="float" office:value="150.6512">
            <text:p>150.6512</text:p>
          </table:table-cell>
          <table:table-cell office:value-type="float" office:value="7240.0">
            <text:p>7240.0</text:p>
          </table:table-cell>
          <table:table-cell office:value-type="float" office:value="320.0">
            <text:p>32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03">
            <text:p>-6.0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178">
            <text:p>UWGA-1178</text:p>
          </table:table-cell>
          <table:table-cell office:value-type="float" office:value="-35.1069">
            <text:p>-35.1069</text:p>
          </table:table-cell>
          <table:table-cell office:value-type="float" office:value="150.6512">
            <text:p>150.6512</text:p>
          </table:table-cell>
          <table:table-cell office:value-type="float" office:value="6600.0">
            <text:p>6600.0</text:p>
          </table:table-cell>
          <table:table-cell office:value-type="float" office:value="290.0">
            <text:p>29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74">
            <text:p>-5.7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Wk-14307">
            <text:p>Wk-14307</text:p>
          </table:table-cell>
          <table:table-cell office:value-type="float" office:value="-35.1777">
            <text:p>-35.1777</text:p>
          </table:table-cell>
          <table:table-cell office:value-type="float" office:value="150.564">
            <text:p>150.564</text:p>
          </table:table-cell>
          <table:table-cell office:value-type="float" office:value="7660.0">
            <text:p>7660.0</text:p>
          </table:table-cell>
          <table:table-cell office:value-type="float" office:value="170.0">
            <text:p>17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3.12">
            <text:p>-3.1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19,SlossEtal2007,LewisEtal2013">
            <text:p>SlossEtal2019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Wk-14306">
            <text:p>Wk-14306</text:p>
          </table:table-cell>
          <table:table-cell office:value-type="float" office:value="-35.175">
            <text:p>-35.175</text:p>
          </table:table-cell>
          <table:table-cell office:value-type="float" office:value="150.5624">
            <text:p>150.5624</text:p>
          </table:table-cell>
          <table:table-cell office:value-type="float" office:value="7630.0">
            <text:p>7630.0</text:p>
          </table:table-cell>
          <table:table-cell office:value-type="float" office:value="170.0">
            <text:p>17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1.64">
            <text:p>-1.6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19,SlossEtal2007,LewisEtal2013">
            <text:p>SlossEtal2019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318">
            <text:p>UWGA-1318</text:p>
          </table:table-cell>
          <table:table-cell office:value-type="float" office:value="-35.175">
            <text:p>-35.175</text:p>
          </table:table-cell>
          <table:table-cell office:value-type="float" office:value="150.5624">
            <text:p>150.5624</text:p>
          </table:table-cell>
          <table:table-cell office:value-type="float" office:value="4420.0">
            <text:p>4420.0</text:p>
          </table:table-cell>
          <table:table-cell office:value-type="float" office:value="190.0">
            <text:p>19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85">
            <text:p>-0.8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19,SlossEtal2007,LewisEtal2013">
            <text:p>SlossEtal2019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320">
            <text:p>UWGA-1320</text:p>
          </table:table-cell>
          <table:table-cell office:value-type="float" office:value="-35.1925">
            <text:p>-35.1925</text:p>
          </table:table-cell>
          <table:table-cell office:value-type="float" office:value="150.561">
            <text:p>150.561</text:p>
          </table:table-cell>
          <table:table-cell office:value-type="float" office:value="3900.0">
            <text:p>3900.0</text:p>
          </table:table-cell>
          <table:table-cell office:value-type="float" office:value="170.0">
            <text:p>17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61">
            <text:p>-0.6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19,SlossEtal2007,LewisEtal2013">
            <text:p>SlossEtal2019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322">
            <text:p>UWGA-1322</text:p>
          </table:table-cell>
          <table:table-cell office:value-type="float" office:value="-35.1925">
            <text:p>-35.1925</text:p>
          </table:table-cell>
          <table:table-cell office:value-type="float" office:value="150.561">
            <text:p>150.561</text:p>
          </table:table-cell>
          <table:table-cell office:value-type="float" office:value="6520.0">
            <text:p>6520.0</text:p>
          </table:table-cell>
          <table:table-cell office:value-type="float" office:value="290.0">
            <text:p>29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28">
            <text:p>-2.28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19,SlossEtal2007,LewisEtal2013">
            <text:p>SlossEtal2019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324">
            <text:p>UWGA-1324</text:p>
          </table:table-cell>
          <table:table-cell office:value-type="float" office:value="-35.1925">
            <text:p>-35.1925</text:p>
          </table:table-cell>
          <table:table-cell office:value-type="float" office:value="150.561">
            <text:p>150.561</text:p>
          </table:table-cell>
          <table:table-cell office:value-type="float" office:value="5820.0">
            <text:p>5820.0</text:p>
          </table:table-cell>
          <table:table-cell office:value-type="float" office:value="260.0">
            <text:p>26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67">
            <text:p>-3.6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19,SlossEtal2007,LewisEtal2013">
            <text:p>SlossEtal2019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338">
            <text:p>UWGA-1338</text:p>
          </table:table-cell>
          <table:table-cell office:value-type="float" office:value="-35.1798">
            <text:p>-35.1798</text:p>
          </table:table-cell>
          <table:table-cell office:value-type="float" office:value="150.5472">
            <text:p>150.5472</text:p>
          </table:table-cell>
          <table:table-cell office:value-type="float" office:value="7590.0">
            <text:p>7590.0</text:p>
          </table:table-cell>
          <table:table-cell office:value-type="float" office:value="420.0">
            <text:p>42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83">
            <text:p>-1.8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19,SlossEtal2007,LewisEtal2013">
            <text:p>SlossEtal2019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Wk-14304">
            <text:p>Wk-14304</text:p>
          </table:table-cell>
          <table:table-cell office:value-type="float" office:value="-35.1925">
            <text:p>-35.1925</text:p>
          </table:table-cell>
          <table:table-cell office:value-type="float" office:value="150.561">
            <text:p>150.561</text:p>
          </table:table-cell>
          <table:table-cell office:value-type="float" office:value="3600.0">
            <text:p>3600.0</text:p>
          </table:table-cell>
          <table:table-cell office:value-type="float" office:value="200.0">
            <text:p>20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0.62">
            <text:p>-0.6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19,SlossEtal2007,LewisEtal2013">
            <text:p>SlossEtal2019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355">
            <text:p>UWGA-1355</text:p>
          </table:table-cell>
          <table:table-cell office:value-type="float" office:value="-35.3882">
            <text:p>-35.3882</text:p>
          </table:table-cell>
          <table:table-cell office:value-type="float" office:value="150.4127">
            <text:p>150.4127</text:p>
          </table:table-cell>
          <table:table-cell office:value-type="float" office:value="6910.0">
            <text:p>6910.0</text:p>
          </table:table-cell>
          <table:table-cell office:value-type="float" office:value="320.0">
            <text:p>32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77">
            <text:p>-3.7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355">
            <text:p>UWGA-1355</text:p>
          </table:table-cell>
          <table:table-cell office:value-type="float" office:value="-35.3882">
            <text:p>-35.3882</text:p>
          </table:table-cell>
          <table:table-cell office:value-type="float" office:value="150.4127">
            <text:p>150.4127</text:p>
          </table:table-cell>
          <table:table-cell office:value-type="float" office:value="5290.0">
            <text:p>5290.0</text:p>
          </table:table-cell>
          <table:table-cell office:value-type="float" office:value="230.0">
            <text:p>23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63">
            <text:p>-3.6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356">
            <text:p>UWGA-1356</text:p>
          </table:table-cell>
          <table:table-cell office:value-type="float" office:value="-35.3882">
            <text:p>-35.3882</text:p>
          </table:table-cell>
          <table:table-cell office:value-type="float" office:value="150.4127">
            <text:p>150.4127</text:p>
          </table:table-cell>
          <table:table-cell office:value-type="float" office:value="7220.0">
            <text:p>7220.0</text:p>
          </table:table-cell>
          <table:table-cell office:value-type="float" office:value="380.0">
            <text:p>38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93">
            <text:p>-3.9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358">
            <text:p>UWGA-1358</text:p>
          </table:table-cell>
          <table:table-cell office:value-type="float" office:value="-35.3882">
            <text:p>-35.3882</text:p>
          </table:table-cell>
          <table:table-cell office:value-type="float" office:value="150.4127">
            <text:p>150.4127</text:p>
          </table:table-cell>
          <table:table-cell office:value-type="float" office:value="7220.0">
            <text:p>7220.0</text:p>
          </table:table-cell>
          <table:table-cell office:value-type="float" office:value="380.0">
            <text:p>38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93">
            <text:p>-3.9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164">
            <text:p>UWGA-1164</text:p>
          </table:table-cell>
          <table:table-cell office:value-type="float" office:value="-35.106">
            <text:p>-35.106</text:p>
          </table:table-cell>
          <table:table-cell office:value-type="float" office:value="150.6487">
            <text:p>150.6487</text:p>
          </table:table-cell>
          <table:table-cell office:value-type="float" office:value="5690.0">
            <text:p>5690.0</text:p>
          </table:table-cell>
          <table:table-cell office:value-type="float" office:value="250.0">
            <text:p>25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69">
            <text:p>-3.69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124">
            <text:p>UWGA-1124</text:p>
          </table:table-cell>
          <table:table-cell office:value-type="float" office:value="-35.3864">
            <text:p>-35.3864</text:p>
          </table:table-cell>
          <table:table-cell office:value-type="float" office:value="150.4134">
            <text:p>150.4134</text:p>
          </table:table-cell>
          <table:table-cell office:value-type="float" office:value="650.0">
            <text:p>650.0</text:p>
          </table:table-cell>
          <table:table-cell office:value-type="float" office:value="30.0">
            <text:p>3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68">
            <text:p>-0.68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168">
            <text:p>UWGA-1168</text:p>
          </table:table-cell>
          <table:table-cell office:value-type="float" office:value="-35.4205">
            <text:p>-35.4205</text:p>
          </table:table-cell>
          <table:table-cell office:value-type="float" office:value="150.4128">
            <text:p>150.4128</text:p>
          </table:table-cell>
          <table:table-cell office:value-type="float" office:value="4960.0">
            <text:p>4960.0</text:p>
          </table:table-cell>
          <table:table-cell office:value-type="float" office:value="220.0">
            <text:p>22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67">
            <text:p>-1.6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424">
            <text:p>UWGA-1424</text:p>
          </table:table-cell>
          <table:table-cell office:value-type="float" office:value="-35.3864">
            <text:p>-35.3864</text:p>
          </table:table-cell>
          <table:table-cell office:value-type="float" office:value="150.4134">
            <text:p>150.4134</text:p>
          </table:table-cell>
          <table:table-cell office:value-type="float" office:value="310.0">
            <text:p>310.0</text:p>
          </table:table-cell>
          <table:table-cell office:value-type="float" office:value="20.0">
            <text:p>2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81">
            <text:p>-0.8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119">
            <text:p>UWGA-1119</text:p>
          </table:table-cell>
          <table:table-cell office:value-type="float" office:value="-35.1021">
            <text:p>-35.1021</text:p>
          </table:table-cell>
          <table:table-cell office:value-type="float" office:value="150.6455">
            <text:p>150.6455</text:p>
          </table:table-cell>
          <table:table-cell office:value-type="float" office:value="5110.0">
            <text:p>5110.0</text:p>
          </table:table-cell>
          <table:table-cell office:value-type="float" office:value="250.0">
            <text:p>25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95">
            <text:p>-1.9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OZH-293">
            <text:p>OZH-293</text:p>
          </table:table-cell>
          <table:table-cell office:value-type="float" office:value="-35.3882">
            <text:p>-35.3882</text:p>
          </table:table-cell>
          <table:table-cell office:value-type="float" office:value="150.4127">
            <text:p>150.4127</text:p>
          </table:table-cell>
          <table:table-cell office:value-type="float" office:value="4790.0">
            <text:p>4790.0</text:p>
          </table:table-cell>
          <table:table-cell office:value-type="float" office:value="240.0">
            <text:p>240.0</text:p>
          </table:table-cell>
          <table:table-cell office:value-type="string" office:value="V. australis">
            <text:p>V. australi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3.8">
            <text:p>-3.8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OZH-289">
            <text:p>OZH-289</text:p>
          </table:table-cell>
          <table:table-cell office:value-type="float" office:value="-35.1474">
            <text:p>-35.1474</text:p>
          </table:table-cell>
          <table:table-cell office:value-type="float" office:value="150.6121">
            <text:p>150.6121</text:p>
          </table:table-cell>
          <table:table-cell office:value-type="float" office:value="6480.0">
            <text:p>6480.0</text:p>
          </table:table-cell>
          <table:table-cell office:value-type="float" office:value="180.0">
            <text:p>180.0</text:p>
          </table:table-cell>
          <table:table-cell office:value-type="string" office:value="P.  fumatus">
            <text:p>P.  fumatu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1.78">
            <text:p>-1.78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OZH-288">
            <text:p>OZH-288</text:p>
          </table:table-cell>
          <table:table-cell office:value-type="float" office:value="-35.1178">
            <text:p>-35.1178</text:p>
          </table:table-cell>
          <table:table-cell office:value-type="float" office:value="150.6434">
            <text:p>150.6434</text:p>
          </table:table-cell>
          <table:table-cell office:value-type="float" office:value="7330.0">
            <text:p>7330.0</text:p>
          </table:table-cell>
          <table:table-cell office:value-type="float" office:value="150.0">
            <text:p>15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6.27">
            <text:p>-6.2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OZH-286">
            <text:p>OZH-286</text:p>
          </table:table-cell>
          <table:table-cell office:value-type="float" office:value="-35.1202">
            <text:p>-35.1202</text:p>
          </table:table-cell>
          <table:table-cell office:value-type="float" office:value="150.6437">
            <text:p>150.6437</text:p>
          </table:table-cell>
          <table:table-cell office:value-type="float" office:value="7000.0">
            <text:p>7000.0</text:p>
          </table:table-cell>
          <table:table-cell office:value-type="float" office:value="210.0">
            <text:p>210.0</text:p>
          </table:table-cell>
          <table:table-cell office:value-type="string" office:value="S. vaginoides">
            <text:p>S. vaginoide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6.47">
            <text:p>-6.4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OZH-285">
            <text:p>OZH-285</text:p>
          </table:table-cell>
          <table:table-cell office:value-type="float" office:value="-35.3813">
            <text:p>-35.3813</text:p>
          </table:table-cell>
          <table:table-cell office:value-type="float" office:value="150.4377">
            <text:p>150.4377</text:p>
          </table:table-cell>
          <table:table-cell office:value-type="float" office:value="7770.0">
            <text:p>7770.0</text:p>
          </table:table-cell>
          <table:table-cell office:value-type="float" office:value="160.0">
            <text:p>16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4.13">
            <text:p>-4.1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OZG-749">
            <text:p>OZG-749</text:p>
          </table:table-cell>
          <table:table-cell office:value-type="float" office:value="-35.3882">
            <text:p>-35.3882</text:p>
          </table:table-cell>
          <table:table-cell office:value-type="float" office:value="150.4127">
            <text:p>150.4127</text:p>
          </table:table-cell>
          <table:table-cell office:value-type="float" office:value="6770.0">
            <text:p>6770.0</text:p>
          </table:table-cell>
          <table:table-cell office:value-type="float" office:value="50.0">
            <text:p>50.0</text:p>
          </table:table-cell>
          <table:table-cell office:value-type="string" office:value="K. scalarina">
            <text:p>K. scalarin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4.13">
            <text:p>-4.1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123">
            <text:p>UWGA-1123</text:p>
          </table:table-cell>
          <table:table-cell office:value-type="float" office:value="-35.3864">
            <text:p>-35.3864</text:p>
          </table:table-cell>
          <table:table-cell office:value-type="float" office:value="150.4134">
            <text:p>150.4134</text:p>
          </table:table-cell>
          <table:table-cell office:value-type="float" office:value="700.0">
            <text:p>700.0</text:p>
          </table:table-cell>
          <table:table-cell office:value-type="float" office:value="30.0">
            <text:p>3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68">
            <text:p>-0.68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091">
            <text:p>UWGA-1091</text:p>
          </table:table-cell>
          <table:table-cell office:value-type="float" office:value="-35.3563">
            <text:p>-35.3563</text:p>
          </table:table-cell>
          <table:table-cell office:value-type="float" office:value="150.4378">
            <text:p>150.4378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75">
            <text:p>-0.7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090">
            <text:p>UWGA-1090</text:p>
          </table:table-cell>
          <table:table-cell office:value-type="float" office:value="-35.3579">
            <text:p>-35.3579</text:p>
          </table:table-cell>
          <table:table-cell office:value-type="float" office:value="150.4389">
            <text:p>150.4389</text:p>
          </table:table-cell>
          <table:table-cell office:value-type="float" office:value="1080.0">
            <text:p>1080.0</text:p>
          </table:table-cell>
          <table:table-cell office:value-type="float" office:value="50.0">
            <text:p>5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81">
            <text:p>-0.8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4,Sloss2005,SlossEtal2007,LewisEtal2013">
            <text:p>SlossEtal2004,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086">
            <text:p>UWGA-1086</text:p>
          </table:table-cell>
          <table:table-cell office:value-type="float" office:value="-35.4205">
            <text:p>-35.4205</text:p>
          </table:table-cell>
          <table:table-cell office:value-type="float" office:value="150.4128">
            <text:p>150.4128</text:p>
          </table:table-cell>
          <table:table-cell office:value-type="float" office:value="7540.0">
            <text:p>7540.0</text:p>
          </table:table-cell>
          <table:table-cell office:value-type="float" office:value="330.0">
            <text:p>33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04,Sloss2005,SlossEtal2007,LewisEtal2013">
            <text:p>SlossEtal2004,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121">
            <text:p>UWGA-1121</text:p>
          </table:table-cell>
          <table:table-cell office:value-type="float" office:value="-35.106">
            <text:p>-35.106</text:p>
          </table:table-cell>
          <table:table-cell office:value-type="float" office:value="150.6487">
            <text:p>150.6487</text:p>
          </table:table-cell>
          <table:table-cell office:value-type="float" office:value="7290.0">
            <text:p>7290.0</text:p>
          </table:table-cell>
          <table:table-cell office:value-type="float" office:value="330.0">
            <text:p>33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35">
            <text:p>-3.3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radiocarbon">
            <text:p>radiocarbon</text:p>
          </table:table-cell>
          <table:table-cell office:value-type="string" office:value="OZG-747">
            <text:p>OZG-747</text:p>
          </table:table-cell>
          <table:table-cell office:value-type="float" office:value="-35.1798">
            <text:p>-35.1798</text:p>
          </table:table-cell>
          <table:table-cell office:value-type="float" office:value="150.5472">
            <text:p>150.5472</text:p>
          </table:table-cell>
          <table:table-cell office:value-type="float" office:value="6430.0">
            <text:p>6430.0</text:p>
          </table:table-cell>
          <table:table-cell office:value-type="float" office:value="200.0">
            <text:p>20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1.77">
            <text:p>-1.7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19,SlossEtal2007,LewisEtal2013">
            <text:p>SlossEtal2019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120">
            <text:p>UWGA-1120</text:p>
          </table:table-cell>
          <table:table-cell office:value-type="float" office:value="-35.1021">
            <text:p>-35.1021</text:p>
          </table:table-cell>
          <table:table-cell office:value-type="float" office:value="150.6455">
            <text:p>150.6455</text:p>
          </table:table-cell>
          <table:table-cell office:value-type="float" office:value="6580.0">
            <text:p>6580.0</text:p>
          </table:table-cell>
          <table:table-cell office:value-type="float" office:value="320.0">
            <text:p>32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12">
            <text:p>-4.1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Ulladulla">
            <text:p>Ulladulla</text:p>
          </table:table-cell>
          <table:table-cell office:value-type="string" office:value="AAR">
            <text:p>AAR</text:p>
          </table:table-cell>
          <table:table-cell office:value-type="string" office:value="UWGA-1085">
            <text:p>UWGA-1085</text:p>
          </table:table-cell>
          <table:table-cell office:value-type="float" office:value="-35.4205">
            <text:p>-35.4205</text:p>
          </table:table-cell>
          <table:table-cell office:value-type="float" office:value="150.4128">
            <text:p>150.4128</text:p>
          </table:table-cell>
          <table:table-cell office:value-type="float" office:value="3640.0">
            <text:p>3640.0</text:p>
          </table:table-cell>
          <table:table-cell office:value-type="float" office:value="170.0">
            <text:p>17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42">
            <text:p>-0.4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4,Sloss2005,SlossEtal2007,LewisEtal2013">
            <text:p>SlossEtal2004,Sloss2005,SlossEtal2007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